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8638000039034C88506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justify" style:justify-single-word="false"/>
      <style:text-properties style:font-name="Cambria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../general/images/3073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Импульсное открытие/закрытие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1.769cm" draw:z-index="1"><draw:image xlink:href="../../general/images/3073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6"><text:span text:style-name="T2">Блок импульсно выдает логическую единицу на своем выходе, на протяжение всего времени, пока подана единица на вход. Длина импульса (T_imp) и длина паузы (T_pause) задаются в параметрах блока. Временная диаграммы работы блока представлена на рисунке.</text:span></text:p>
            <text:p text:style-name="P4"><draw:frame draw:style-name="fr2" draw:name="Графический объект3" text:anchor-type="paragraph" svg:width="18.807cm" svg:height="7.987cm" draw:z-index="2"><draw:image xlink:href="Pictures/2000000B00008638000039034C885060.svm" xlink:type="simple" xlink:show="embed" xlink:actuate="onLoad"/></draw:frame><text:span text:style-name="T2"/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ое открытие/закрытие</dc:title>
    <dc:date>2015-04-02T16:36:47.18</dc:date>
    <meta:generator>OpenOffice/4.1.1$Win32 OpenOffice.org_project/411m6$Build-9775</meta:generator>
    <meta:editing-duration>PT4H4M58S</meta:editing-duration>
    <meta:editing-cycles>89</meta:editing-cycles>
    <meta:document-statistic meta:table-count="1" meta:image-count="3" meta:object-count="0" meta:page-count="1" meta:paragraph-count="6" meta:word-count="41" meta:character-count="296"/>
    <dc:creator>Ilya Kubenskiy</dc:creator>
  </office:meta>
</office:document-meta>
</file>